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5">
            <text:p>5</text:p>
          </table:table-cell>
          <table:table-cell office:value-type="string">
            <text:p>Lisää testejä, pientä viilailua, luotu Taistelu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office:value-type="float" office:value="5">
            <text:p>5</text:p>
          </table:table-cell>
          <table:table-cell office:value-type="string">
            <text:p>Taiat lisätty, testipeli toimii kuten pitääkin</text:p>
          </table:table-cell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office:value-type="float" office:value="2">
            <text:p>2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office:value-type="float" office:value="1">
            <text:p>1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office:value-type="float" office:value="3">
            <text:p>3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office:value-type="float" office:value="8">
            <text:p>8</text:p>
          </table:table-cell>
          <table:table-cell office:value-type="string">
            <text:p>Hahmo- ja Karttageneraattorit luotu, Tekstipohjainen versio pelattava, vaikka paljon varaa hienosäädölle. Muuten pientä parantelua</text:p>
          </table:table-cell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office:value-type="float" office:value="1">
            <text:p>1</text:p>
          </table:table-cell>
          <table:table-cell office:value-type="string">
            <text:p>Testattu pelaamalla, pientä säätöä</text:p>
          </table:table-cell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office:value-type="float" office:value="5">
            <text:p>5</text:p>
          </table:table-cell>
          <table:table-cell office:value-type="string">
            <text:p>JavaDocit tehty</text:p>
          </table:table-cell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office:value-type="float" office:value="1">
            <text:p>1</text:p>
          </table:table-cell>
          <table:table-cell office:value-type="string">
            <text:p>GUI-suunnittelua, JavaDoc kuntoon</text:p>
          </table:table-cell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office:value-type="float" office:value="1">
            <text:p>1</text:p>
          </table:table-cell>
          <table:table-cell office:value-type="string">
            <text:p>RPG.javaa refaktoroitu</text:p>
          </table:table-cell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office:value-type="float" office:value="10">
            <text:p>10</text:p>
          </table:table-cell>
          <table:table-cell office:value-type="string">
            <text:p>Kuvia tehty, Swingin kanssa tuskailtu</text:p>
          </table:table-cell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office:value-type="float" office:value="8">
            <text:p>8</text:p>
          </table:table-cell>
          <table:table-cell office:value-type="string">
            <text:p>Luolastossa liikkuminen saatu ilmeisesti toimimaan, GUI hahmonluonnille aloitettu.</text:p>
          </table:table-cell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office:value-type="float" office:value="3">
            <text:p>3</text:p>
          </table:table-cell>
          <table:table-cell office:value-type="string">
            <text:p>Yritetty saada hahmonluontia ja taistelua toimimaan</text:p>
          </table:table-cell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office:value-type="float" office:value="10">
            <text:p>10</text:p>
          </table:table-cell>
          <table:table-cell office:value-type="string">
            <text:p>Gui-versio pelattava, vihollisen kuvan lisääminen bugittaa</text:p>
          </table:table-cell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.04.2012</text:date>, <text:time>03:57:4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4-27T03:57:47.63</dc:date>
    <meta:editing-duration>PT21H51M30S</meta:editing-duration>
    <meta:editing-cycles>21</meta:editing-cycles>
    <meta:generator>OpenOffice.org/3.0$Win32 OpenOffice.org_project/300m9$Build-9358</meta:generator>
    <meta:document-statistic meta:table-count="3" meta:cell-count="87" meta:object-count="0"/>
    <meta:user-defined meta:name="Info 1"/>
    <meta:user-defined meta:name="Info 2"/>
    <meta:user-defined meta:name="Info 3"/>
    <meta:user-defined meta:name="Info 4"/>
  </office:meta>
</office:document-meta>
</file>